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1" style:master-page-name="MP0" style:family="paragraph">
      <style:paragraph-properties fo:break-before="page"/>
    </style:style>
  </office:automatic-styles>
  <office:body>
    <office:text text:use-soft-page-breaks="true">
      <text:h text:style-name="P1" text:outline-level="1">ASD2 – Laboratoire 4 – Fonctions et tables de hachage – Rapport</text:h>
      <text:p text:style-name="Normal"/>
      <text:h text:style-name="Titre2" text:outline-level="2">Introduction</text:h>
      <text:p text:style-name="Normal"/>
      <text:h text:style-name="Titre2" text:outline-level="2">Partie 1</text:h>
      <text:p text:style-name="Normal"/>
      <text:h text:style-name="Titre2" text:outline-level="2">Partie 2</text:h>
      <text:p text:style-name="Normal"/>
      <text:p text:style-name="Normal">En ayant supprimé le numéro AVS, le nombre de collision monte très vite car on se rend compte que beaucoup de personnes possèdent le même nom. Dès lors, nous avons décidés de prendre en compte tous les attributs<text:s/>(nom, prénom, date, genre) afin de limiter le nombre de collision en créant des « identifiants »<text:s/>le plus unique<text:s/>possible.</text:p>
      <text:p text:style-name="Normal">Les performances des fonctions de hachage dépendent notamment de notre OS (implémentation de la STL différente) ainsi que de notre version de g++.</text:p>
      <text:p text:style-name="Normal"/>
      <text:p text:style-name="Normal">A check : impact de Gender et birthday</text:p>
      <text:h text:style-name="Titre2" text:outline-level="2">Conclusio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nc Jean-Luc</meta:initial-creator>
    <dc:creator>Blanc Jean-Luc</dc:creator>
    <meta:creation-date>2019-12-06T14:30:00Z</meta:creation-date>
    <dc:date>2019-12-06T15:23:00Z</dc:date>
    <meta:template xlink:href="Normal.dotm" xlink:type="simple"/>
    <meta:editing-cycles>6</meta:editing-cycles>
    <meta:editing-duration>PT3120S</meta:editing-duration>
    <meta:document-statistic meta:page-count="1" meta:paragraph-count="1" meta:word-count="97" meta:character-count="630" meta:row-count="4" meta:non-whitespace-character-count="534"/>
  </office:meta>
</office:document-meta>
</file>